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42" style:family="paragraph" style:parent-style-name="Standard">
      <style:text-properties style:use-window-font-color="true" style:font-name="Consolas" fo:font-size="12pt" style:text-underline-style="none" fo:font-weight="normal" style:font-name-asian="Consolas1" style:font-size-asian="12pt" style:font-weight-asian="normal" style:font-name-complex="Consolas1" style:font-size-complex="12pt" style:font-weight-complex="normal"/>
    </style:style>
    <style:style style:name="P4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4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5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6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7" style:family="paragraph" style:parent-style-name="Standard">
      <style:paragraph-properties style:text-autospace="none"/>
    </style:style>
    <style:style style:name="P48" style:family="paragraph" style:parent-style-name="Standard">
      <style:text-properties fo:font-size="14pt" style:font-size-asian="14pt" style:font-size-complex="14pt"/>
    </style:style>
    <style:style style:name="P49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3" style:family="paragraph" style:parent-style-name="Standard">
      <style:text-properties fo:color="#cc0000" style:font-name="Consolas" fo:font-size="12pt" style:text-underline-style="none" fo:font-weight="normal" style:font-name-asian="Consolas1" style:font-size-asian="12pt" style:font-weight-asian="normal" style:font-name-complex="Consolas1" style:font-size-complex="12pt" style:font-weight-complex="normal"/>
    </style:style>
    <style:style style:name="P54" style:family="paragraph" style:parent-style-name="Standard">
      <style:text-properties fo:color="#cc0000" style:font-name="Consolas" fo:font-size="12pt" style:text-underline-style="none" fo:font-weight="bold" style:font-name-asian="Consolas1" style:font-size-asian="12pt" style:font-weight-asian="bold" style:font-name-complex="Consolas1" style:font-size-complex="12pt" style:font-weight-complex="bold"/>
    </style:style>
    <style:style style:name="P55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6" style:family="paragraph" style:parent-style-name="Standard">
      <style:text-properties style:text-underline-style="none"/>
    </style:style>
    <style:style style:name="P57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8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4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7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8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9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7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71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72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3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4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5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cc0000" fo:font-weight="bold" style:font-weight-asian="bold" style:font-weight-complex="bold"/>
    </style:style>
    <style:style style:name="T60" style:family="text">
      <style:text-properties fo:color="#800000" style:font-name-asian="Consolas1" style:font-name-complex="Consolas1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fo:font-weight="bold" style:font-size-asian="12pt" style:font-weight-asian="bold" style:font-size-complex="12pt" style:font-weight-complex="bold"/>
    </style:style>
    <style:style style:name="T76" style:family="text">
      <style:text-properties fo:font-size="13pt" style:font-size-asian="13pt" style:font-size-complex="13pt"/>
    </style:style>
    <style:style style:name="T77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8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9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2.04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4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70"><text:s text:c="7"/>5----4---2---1-1---- <text:s text:c="2"/>5----5---3---2-2---- <text:s text:c="2"/>4----3---3---1-2---- <text:s text:c="2"/>4----3---3---0-1---- <text:s text:c="2"/>----4---3---30--1--- <text:s text:c="8"/></text:p>
      <text:p text:style-name="P70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70"><text:s text:c="7"/>----4---3---30--1--- <text:s text:c="2"/>----5---4---41--2--- <text:s text:c="2"/>----3---3---01--2--- <text:s text:c="2"/>----3---2---00--1--- <text:s text:c="2"/>-------3--2-00---1--</text:p>
      <text:p text:style-name="P70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70"><text:s text:c="7"/>-------3--2-00---1-- <text:s text:c="2"/>-------4--3-11---2-- <text:s text:c="2"/>-------2--1-01---2-- <text:s text:c="2"/>-------2--0-01---2-- <text:s text:c="2"/>---------20-0-1----2</text:p>
      <text:p text:style-name="P70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70"><text:s text:c="7"/>---------20-0-1----2 <text:s text:c="2"/>---------31-1-2----3 <text:s text:c="2"/>---------01-1-2----3 <text:s text:c="2"/>---------01-0-1----2 <text:s text:c="2"/>-2-------0-10--1----</text:p>
      <text:p text:style-name="P70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70"><text:s text:c="7"/>-2-------0-10--1---- <text:s text:c="2"/>-3-------1-21--2---- <text:s text:c="2"/>-3-------1-01--2---- <text:s text:c="2"/>-3-------1-01--2---- <text:s text:c="2"/>----3-----10-1---2--</text:p>
      <text:p text:style-name="P70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7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8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f</text:span> – Save.. <text:s text:c="16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<text:s/></text:span><text:s text:c="26"/><text:span text:style-name="T8">-</text:span> – Dekrement Setting</text:p>
      <text:p text:style-name="P1"><text:s text:c="6"/><text:span text:style-name="T8"><text:s/></text:span><text:s text:c="26"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4"/><text:span text:style-name="T8">MENU(animation)</text:span> <text:s text:c="13"/><text:span text:style-name="T8">0..9 </text:span>– add cypher</text:p>
      <text:p text:style-name="P1"><text:s text:c="6"/><text:span text:style-name="T47">e</text:span><text:span text:style-name="T23"> – Exit</text:span> <text:s text:c="18"/><text:span text:style-name="T47">BACKSPACE </text:span><text:span text:style-name="T23">– remove cypher</text:span></text:p>
      <text:p text:style-name="P1"><text:s text:c="6"/><text:span text:style-name="T47">s</text:span><text:span text:style-name="T23"> – Abort</text:span></text:p>
      <text:p text:style-name="P1"><text:s text:c="6"/><text:span text:style-name="T47">LEER</text:span><text:span text:style-name="T23"> – Next.. [MODE==STEP1||MODE==STEP6]</text:span></text:p>
      <text:p text:style-name="P1"><text:s text:c="6"/><text:span text:style-name="T47">p</text:span><text:span text:style-name="T23"> – Abort and print [SAVE==ON]</text:span></text:p>
      <text:p text:style-name="P33"><text:s text:c="6"/></text:p>
      <text:p text:style-name="P3"><text:s text:c="4"/>MENU(save/settings) <text:s/></text:p>
      <text:p text:style-name="P1"><text:span text:style-name="T8"><text:s text:c="4"/></text:span><text:span text:style-name="T23"><text:s text:c="2"/></text:span><text:span text:style-name="T47">Esc</text:span><text:span text:style-name="T23"> – Abort</text:span></text:p>
      <text:p text:style-name="P33"><text:s text:c="6"/><text:span text:style-name="T8">&gt;</text:span> – Toggle ON/OFF</text:p>
      <text:p text:style-name="P33"><text:s text:c="6"/><text:span text:style-name="T8">ENTER</text:span> – Save..</text:p>
      <text:p text:style-name="P33"><text:s text:c="6"/><text:span text:style-name="T8">{a-z,A-Z,0-9,\,., ,_,-}</text:span> – Append </text:p>
      <text:p text:style-name="P33"><text:s text:c="6"/><text:span text:style-name="T8">BACKSPACE</text:span> – Remove</text:p>
      <text:p text:style-name="P33"><text:s text:c="6"/><text:span text:style-name="T8">F1</text:span>|<text:span text:style-name="T8">F2</text:span>|<text:span text:style-name="T8">F3</text:span>|<text:span text:style-name="T8">F4</text:span> - Toggle Color Schemes</text:p>
      <text:p text:style-name="P1"/>
      <text:p text:style-name="P63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62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1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62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9"><text:s text:c="6"/><text:span text:style-name="T23">Die Zeit ohne Staus wird nicht gemessen.</text:span></text:p>
      <text:p text:style-name="P49"/>
      <text:p text:style-name="P49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9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9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5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*.XX***[+/-]**{1..990}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*.X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*.X%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*.X%******************* <text:s text:c="172"/></text:p>
      <text:p text:style-name="P10"><text:s text:c="12"/>******************************** <text:s text:c="179"/></text:p>
      <text:p text:style-name="P10"><text:s text:c="12"/>**C-c:****OFF******************* <text:s text:c="177"/></text:p>
      <text:p text:style-name="P10"><text:s text:c="12"/>********************************</text:p>
      <text:p text:style-name="P10"><text:s text:c="12"/>**Mode:*Step1******************* <text:s text:c="177"/></text:p>
      <text:p text:style-name="P10"><text:s text:c="12"/>********************************</text:p>
      <text:p text:style-name="P10"><text:s text:c="12"/>**Save Settings? [ENTER]******** <text:s text:c="177"/></text:p>
      <text:p text:style-name="P10"><text:s text:c="12"/>******************************** <text:s text:c="19"/></text:p>
      <text:p text:style-name="P59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7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7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6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7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46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6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5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5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7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7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3"><text:span text:style-name="T11"><text:s text:c="5"/></text:span><text:span text:style-name="T12">};</text:span><text:span text:style-name="T11"> <text:s text:c="40"/>};</text:span></text:p>
      <text:p text:style-name="P50"><text:s text:c="55"/></text:p>
      <text:p text:style-name="P8"><text:span text:style-name="T58"><text:s/></text:span><text:span text:style-name="T41"><text:s text:c="41"/></text:span></text:p>
      <text:p text:style-name="P65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5">userinteractionSTEP1</text:span></text:p>
      <text:p text:style-name="P21"><text:s text:c="167"/></text:p>
      <text:p text:style-name="P46"><text:span text:style-name="T24"><text:s text:c="5"/></text:span><text:span text:style-name="T30">do accelerate:</text:span><text:span text:style-name="T26"> <text:s text:c="195"/></text:span></text:p>
      <text:p text:style-name="P47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5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7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4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61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2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6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6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3"><text:span text:style-name="T11"><text:s text:c="15"/></text:span><text:span text:style-name="T11">iVChange--;</text:span></text:p>
      <text:p text:style-name="P26"><text:s text:c="12"/>}</text:p>
      <text:p text:style-name="P46"><text:span text:style-name="T26"><text:s text:c="9"/>}</text:span><text:span text:style-name="T26"> <text:s/></text:span></text:p>
      <text:p text:style-name="P26"><text:s text:c="11"/></text:p>
      <text:p text:style-name="P46"><text:span text:style-name="T26"><text:s text:c="5"/></text:span><text:span text:style-name="T30">print dilly_dally</text:span><text:span text:style-name="T26"> </text:span></text:p>
      <text:p text:style-name="P46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4">userinteractionSTEP1</text:span></text:p>
      <text:p text:style-name="P30"/>
      <text:p text:style-name="P30"/>
      <text:p text:style-name="P60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6"><text:s text:c="2"/></text:span><text:span text:style-name="T51">userinteraction</text:span><text:span text:style-name="T76"> <text:s/></text:span><text:s text:c="2"/></text:p>
      <text:p text:style-name="P61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4"><text:s/></text:span><text:span text:style-name="T76">[</text:span><text:span text:style-name="T50">bIsInJam == true</text:span><text:span text:style-name="T76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60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9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8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9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9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9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7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6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4"><text:s text:c="8"/>iOpt = aFunc[iF](pModell);</text:p>
      <text:p text:style-name="P44"><text:s text:c="8"/><text:span text:style-name="T17">watchdog(PMODELL pModell, iF);</text:span></text:p>
      <text:p text:style-name="P44"><text:s text:c="8"/>if (iF == FUNC_COUNT - 1 &amp;&amp; pModell-&gt;sGaugings.iTicks &gt;= MAXTICKS) {</text:p>
      <text:p text:style-name="P44"><text:s text:c="11"/>iOpt = OP_STOP;</text:p>
      <text:p text:style-name="P44"><text:s text:c="8"/>}</text:p>
      <text:p text:style-name="P44"><text:s text:c="5"/>}</text:p>
      <text:p text:style-name="P44"><text:s text:c="5"/>return iOpt;</text:p>
      <text:p text:style-name="P66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71"/>
      <text:p text:style-name="P71"><text:s text:c="3"/>[pModell-&gt;sSettings.eMode == step1 || pModell-&gt;sSettings.eMode == step6]</text:p>
      <text:p text:style-name="P71"><text:s text:c="3"/>{</text:p>
      <text:p text:style-name="P71"><text:s text:c="6"/>do</text:p>
      <text:p text:style-name="P71"><text:s text:c="6"/>{</text:p>
      <text:p text:style-name="P71"><text:s text:c="9"/>iOpt = _getch();</text:p>
      <text:p text:style-name="P71"><text:s text:c="6"/>}</text:p>
      <text:p text:style-name="P71"><text:s text:c="6"/>while (iOpt != OP_EXIT </text:p>
      <text:p text:style-name="P71"><text:s text:c="10"/>&amp;&amp; iOpt != OP_STOP </text:p>
      <text:p text:style-name="P71"><text:s text:c="10"/>&amp;&amp; iOpt != OP_STEP </text:p>
      <text:p text:style-name="P71"><text:s text:c="10"/>&amp;&amp; (pModell-&gt;sSettings.eTSaveToFile == off || iOpt != OP_PRINT));</text:p>
      <text:p text:style-name="P71"><text:s text:c="3"/>}</text:p>
      <text:p text:style-name="P71"><text:s text:c="3"/>else</text:p>
      <text:p text:style-name="P71"><text:s text:c="3"/>{</text:p>
      <text:p text:style-name="P71"><text:s text:c="6"/>[ _kbhit() == 1 ]</text:p>
      <text:p text:style-name="P71"><text:s text:c="6"/>{</text:p>
      <text:p text:style-name="P71"><text:s text:c="9"/>iOpt = _getch();</text:p>
      <text:p text:style-name="P71"/>
      <text:p text:style-name="P71"><text:s text:c="9"/>[iOpt != OP_EXIT </text:p>
      <text:p text:style-name="P71"><text:s text:c="10"/>&amp;&amp; iOpt != OP_STOP </text:p>
      <text:p text:style-name="P71"><text:s text:c="10"/>&amp;&amp; (pModell-&gt;sSettings.eTSaveToFile == off || iOpt != OP_PRINT)]</text:p>
      <text:p text:style-name="P71"><text:s text:c="9"/>{</text:p>
      <text:p text:style-name="P71"><text:s text:c="12"/>iOpt = OP_DEFAULT;</text:p>
      <text:p text:style-name="P71"><text:s text:c="9"/>}</text:p>
      <text:p text:style-name="P71"><text:s text:c="6"/>}</text:p>
      <text:p text:style-name="P71"><text:s text:c="3"/>}</text:p>
      <text:p text:style-name="P71"/>
      <text:p text:style-name="P72"><text:s text:c="3"/>return iOpt;</text:p>
      <text:p text:style-name="P51"/>
      <text:p text:style-name="P67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71"/>
      <text:p text:style-name="P71"><text:s text:c="3"/>[pModell-&gt;sSettings.eMode == step1]</text:p>
      <text:p text:style-name="P71"><text:s text:c="3"/>{</text:p>
      <text:p text:style-name="P71"><text:s text:c="6"/>do</text:p>
      <text:p text:style-name="P71"><text:s text:c="6"/>{</text:p>
      <text:p text:style-name="P71"><text:s text:c="9"/>iOpt = _getch();</text:p>
      <text:p text:style-name="P71"><text:s text:c="6"/>}</text:p>
      <text:p text:style-name="P71"><text:s text:c="6"/>while (iOpt != OP_EXIT </text:p>
      <text:p text:style-name="P71"><text:s text:c="10"/>&amp;&amp; iOpt != OP_STOP </text:p>
      <text:p text:style-name="P71"><text:s text:c="10"/>&amp;&amp; iOpt != OP_STEP </text:p>
      <text:p text:style-name="P71"><text:s text:c="10"/>&amp;&amp; (pModell-&gt;sSettings.eTSaveToFile == off || iOpt != OP_PRINT));</text:p>
      <text:p text:style-name="P71"><text:s text:c="3"/>}</text:p>
      <text:p text:style-name="P71"><text:s text:c="2"/></text:p>
      <text:p text:style-name="P73"><text:s text:c="3"/>return iOpt;</text:p>
      <text:p text:style-name="P69"/>
      <text:p text:style-name="P28"><text:s/><text:span text:style-name="T53">Watchdog</text:span></text:p>
      <text:p text:style-name="P41"/>
      <text:p text:style-name="P37"><text:span text:style-name="T7"><text:s text:c="2"/></text:span><text:span text:style-name="T77"><text:s/></text:span><text:span text:style-name="T78">int watchdog(PMODELL pModell, int iF) </text:span><text:span text:style-name="T79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7"/>
      <text:p text:style-name="P52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2"/><text:span text:style-name="T74"><text:s text:c="5"/></text:span><text:span text:style-name="T75">F1 - (simple)</text:span></text:p>
      <text:p text:style-name="P42"><text:s text:c="11"/>Street: <text:s text:c="8"/>black</text:p>
      <text:p text:style-name="P53"><text:s text:c="11"/><text:span text:style-name="T23">Car(bIsInJam): <text:s/>red</text:span></text:p>
      <text:p text:style-name="P42"><text:s text:c="11"/>Car(!<text:span text:style-name="T9">bIsInJam</text:span>): white</text:p>
      <text:p text:style-name="P53"><text:s text:c="11"/></text:p>
      <text:p text:style-name="P54"><text:s text:c="6"/><text:span text:style-name="T23"><text:s/>F2 - (depending !IsInJam:VTotal)</text:span></text:p>
      <text:p text:style-name="P42"><text:span text:style-name="T8"><text:s text:c="11"/></text:span>Street: <text:s text:c="8"/>black</text:p>
      <text:p text:style-name="P53"><text:s text:c="11"/><text:span text:style-name="T23">Car(bIsInJam): <text:s/>red</text:span></text:p>
      <text:p text:style-name="P53"><text:s text:c="11"/><text:span text:style-name="T23">Car(!bIsInJam): [iVTotal]{VMAX:GREEN,..,5:Mixed(GREEN,RED),..,0:RED}</text:span></text:p>
      <text:p text:style-name="P54"><text:s text:c="10"/></text:p>
      <text:p text:style-name="P54"><text:s text:c="6"/><text:span text:style-name="T23"><text:s/>F3 – (depending IsInJam:JamGroup) <text:s text:c="3"/></text:span></text:p>
      <text:p text:style-name="P42"><text:s text:c="11"/>Street: <text:s text:c="8"/>black <text:s/></text:p>
      <text:p text:style-name="P53"><text:s text:c="11"/><text:span text:style-name="T23">Car(bIsInJam): <text:s/>[iJamGroup%32]{32Colors} <text:s text:c="2"/></text:span><text:s text:c="4"/></text:p>
      <text:p text:style-name="P42"><text:span text:style-name="T56"><text:s text:c="11"/></text:span>Car(!bIsInJam): white <text:span text:style-name="T56"><text:s/></text:span><text:s text:c="110"/></text:p>
      <text:p text:style-name="P42"><text:s text:c="9"/></text:p>
      <text:p text:style-name="P42"><text:s text:c="7"/><text:span text:style-name="T8">F4 – (depending both)</text:span></text:p>
      <text:p text:style-name="P42"><text:span text:style-name="T8"><text:s text:c="11"/></text:span>Street: <text:s text:c="8"/>black <text:s/></text:p>
      <text:p text:style-name="P53"><text:s text:c="11"/><text:span text:style-name="T23">Car(bIsInJam): <text:s/>[iJamGroup%32]{32Colors} <text:s text:c="2"/></text:span><text:s text:c="4"/></text:p>
      <text:p text:style-name="P42"><text:span text:style-name="T59"><text:s text:c="9"/></text:span><text:span text:style-name="T56"><text:s text:c="2"/></text:span>Car(!bIsInJam): [iVTotal]{VMAX:GREEN,..,5:Mixed(GREEN,RED),..,0:RED}</text:p>
      <text:p text:style-name="P68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5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7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7"><text:span text:style-name="T24"><text:s text:c="4"/>const union uCOLOR VALUE_BLUE = {.uiHEX = 0x0000ff};</text:span><text:span text:style-name="T26"> <text:s/></text:span></text:p>
      <text:p text:style-name="P47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7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7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3269429058735128529" text:style-name="L1">
        <text:list-item>
          <text:list>
            <text:list-item>
              <text:p text:style-name="P74">write log of settings + gaugings </text:p>
              <text:p text:style-name="P75"/>
            </text:list-item>
            <text:list-item>
              <text:p text:style-name="P75"><text:span text:style-name="T8">Kommandozeilenparameter</text:span> </text:p>
              <text:p text:style-name="P75">-#80 -vm20 -p33 -mQUIET -cON -idv50 -f123“test“</text:p>
              <text:p text:style-name="P75"/>
              <text:p text:style-name="P75">-#80: <text:s text:c="5"/>80 Autos.</text:p>
              <text:p text:style-name="P75">-vm20: <text:s text:c="4"/>Vmax = 20.</text:p>
              <text:p text:style-name="P75">-p33: <text:s text:c="5"/>P-DD = 33.</text:p>
              <text:p text:style-name="P75">-mQUIET: <text:s text:c="2"/>keine Ausgaben,</text:p>
              <text:p text:style-name="P75"><text:s text:c="11"/>nach der Simulation werden die Werte von Settings+Gaugings über stdout ausgegeben </text:p>
              <text:p text:style-name="P75"><text:s text:c="11"/>und nicht in ein logfile UND </text:p>
              <text:p text:style-name="P75"><text:s text:c="11"/>Programm beendet sich selbständig.</text:p>
              <text:p text:style-name="P75">-cON: <text:s text:c="5"/>Cruise-control = ON.</text:p>
              <text:p text:style-name="P75">-idv50: <text:s text:c="3"/>Increased delay at v=0: 50 (ON).</text:p>
              <text:p text:style-name="P75">-f123“test“: Save to file = ON, Farbschema = [F1,F2,F3], Filepath = “./test.bmp“.</text:p>
              <text:p text:style-name="P75"/>
              <text:p text:style-name="P7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18:56:14.84</dc:date>
    <dc:creator>Daniel Fritsch</dc:creator>
    <meta:editing-duration>P1DT21H59M16S</meta:editing-duration>
    <meta:editing-cycles>966</meta:editing-cycles>
    <meta:generator>OpenOffice/4.1.2$Win32 OpenOffice.org_project/412m3$Build-9782</meta:generator>
    <meta:document-statistic meta:table-count="0" meta:image-count="0" meta:object-count="0" meta:page-count="20" meta:paragraph-count="552" meta:word-count="2430" meta:character-count="36724"/>
  </office:meta>
</office:document-meta>
</file>